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ospace"/>
    <style:font-face style:name="Droid Sans Mono" svg:font-family="'Droid Sans Mono', monospace, monospace"/>
    <style:font-face style:name="Epilogue" svg:font-family="Epilogue, sans-serif"/>
    <style:font-face style:name="Lohit Devanagari1" svg:font-family="'Lohit Devanagari'"/>
    <style:font-face style:name="Verdana" svg:font-family="Verdana"/>
    <style:font-face style:name="inter-regular" svg:font-family="inter-regular, system-ui, apple-system, BlinkMacSystemFont, 'Segoe UI', Roboto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paragraph-properties fo:margin-top="0.282cm" fo:margin-bottom="0.282cm" loext:contextual-spacing="false" fo:line-height="132%" style:writing-mode="lr-tb"/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style:text-blinking="false" fo:background-color="#ffffff"/>
    </style:style>
    <style:style style:name="P2" style:family="paragraph" style:parent-style-name="Heading_20_5">
      <style:paragraph-properties fo:margin-top="0.282cm" fo:margin-bottom="0.282cm" loext:contextual-spacing="false" fo:line-height="132%" style:writing-mode="lr-tb"/>
      <style:text-properties fo:color="#000000" style:font-name="Verdana" fo:font-size="10.5pt" fo:font-weight="normal" officeooo:paragraph-rsid="0007b8cc" fo:background-color="#ffffff"/>
    </style:style>
    <style:style style:name="P3" style:family="paragraph" style:parent-style-name="Standard">
      <style:paragraph-properties fo:margin-top="0.282cm" fo:margin-bottom="0.282cm" loext:contextual-spacing="false" fo:line-height="132%" fo:text-align="start" style:justify-single-word="false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paragraph-rsid="0002774c" style:text-blinking="false" fo:background-color="#ffffff"/>
    </style:style>
    <style:style style:name="P4" style:family="paragraph" style:parent-style-name="Text_20_body">
      <style:paragraph-properties fo:margin-top="0.282cm" fo:margin-bottom="0.282cm" loext:contextual-spacing="false" fo:line-height="132%" fo:text-align="center" style:justify-single-word="false" style:writing-mode="lr-tb"/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top="0.282cm" fo:margin-bottom="0.282cm" loext:contextual-spacing="false" fo:line-height="132%" style:writing-mode="lr-tb"/>
      <style:text-properties fo:color="#000000" style:font-name="Verdana" fo:font-size="10.5pt" fo:font-weight="normal" officeooo:paragraph-rsid="00064db7" fo:background-color="#ffffff"/>
    </style:style>
    <style:style style:name="P6" style:family="paragraph" style:parent-style-name="Text_20_body">
      <style:paragraph-properties fo:margin-top="0.282cm" fo:margin-bottom="0.282cm" loext:contextual-spacing="false" fo:line-height="132%" fo:text-align="start" style:justify-single-word="false" style:writing-mode="lr-tb"/>
      <style:text-properties fo:color="#000000" style:font-name="Verdana" fo:font-size="10.5pt" fo:font-weight="normal" officeooo:paragraph-rsid="00064db7" fo:background-color="#ffffff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Verdana" fo:font-size="22.5pt" fo:font-style="normal" style:text-underline-style="none" fo:font-weight="normal" style:text-blinking="false" fo:background-color="#ffffff"/>
    </style:style>
    <style:style style:name="P8" style:family="paragraph" style:parent-style-name="Standard">
      <style:paragraph-properties fo:text-align="start" style:justify-single-word="false"/>
      <style:text-properties fo:color="#000000" style:font-name="Verdana" fo:font-size="12pt" fo:font-weight="normal" officeooo:paragraph-rsid="0002774c" fo:background-color="#ffffff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2pt" fo:font-weight="normal" officeooo:paragraph-rsid="0003dfb7" fo:background-color="#ffffff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1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7b8cc" fo:background-color="#ffffff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14" style:family="paragraph" style:parent-style-name="Text_20_body">
      <style:text-properties fo:font-weight="normal" officeooo:paragraph-rsid="0003dfb7"/>
    </style:style>
    <style:style style:name="P15" style:family="paragraph" style:parent-style-name="Text_20_body">
      <style:paragraph-properties fo:text-align="start" style:justify-single-word="false"/>
      <style:text-properties officeooo:paragraph-rsid="0007b8cc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text-properties officeooo:paragraph-rsid="0003dfb7"/>
    </style:style>
    <style:style style:name="P18" style:family="paragraph" style:parent-style-name="Text_20_body">
      <style:text-properties officeooo:paragraph-rsid="0004da23"/>
    </style:style>
    <style:style style:name="P19" style:family="paragraph" style:parent-style-name="Text_20_body">
      <style:text-properties officeooo:paragraph-rsid="0007b8cc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style:text-blinking="false" fo:background-color="#ffffff"/>
    </style:style>
    <style:style style:name="P2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style:text-blinking="false" fo:background-color="#ffffff"/>
    </style:style>
    <style:style style:name="P22" style:family="paragraph" style:parent-style-name="Heading_20_2">
      <style:paragraph-properties fo:margin-top="0.282cm" fo:margin-bottom="0.282cm" loext:contextual-spacing="false" fo:line-height="132%" style:writing-mode="lr-tb"/>
      <style:text-properties fo:font-variant="normal" fo:text-transform="none" fo:color="#ff0000" style:text-line-through-style="none" style:text-line-through-type="none" style:font-name="Epilogue" fo:font-size="10.5pt" fo:font-style="normal" style:text-underline-style="none" fo:font-weight="normal" officeooo:rsid="00091302" officeooo:paragraph-rsid="00091302" style:text-blinking="false" fo:background-color="#ffffff"/>
    </style:style>
    <style:style style:name="P23" style:family="paragraph" style:parent-style-name="Heading_20_5">
      <style:paragraph-properties fo:margin-top="0.282cm" fo:margin-bottom="0.282cm" loext:contextual-spacing="false" fo:line-height="132%" style:writing-mode="lr-tb"/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style:text-blinking="false" fo:background-color="#ffffff"/>
    </style:style>
    <style:style style:name="P24" style:family="paragraph" style:parent-style-name="Heading_20_5">
      <style:paragraph-properties fo:margin-top="0.282cm" fo:margin-bottom="0.282cm" loext:contextual-spacing="false" fo:line-height="132%" style:writing-mode="lr-tb"/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style:text-blinking="false" fo:background-color="#ffffff"/>
    </style:style>
    <style:style style:name="P25" style:family="paragraph" style:parent-style-name="Heading_20_5">
      <style:paragraph-properties fo:margin-top="0.282cm" fo:margin-bottom="0.282cm" loext:contextual-spacing="false" fo:line-height="132%" fo:text-align="center" style:justify-single-word="false" style:writing-mode="lr-tb"/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style:text-blinking="false" fo:background-color="#ffffff"/>
    </style:style>
    <style:style style:name="P26" style:family="paragraph" style:parent-style-name="Heading_20_5">
      <style:paragraph-properties fo:margin-top="0.282cm" fo:margin-bottom="0.282cm" loext:contextual-spacing="false" fo:line-height="132%" style:writing-mode="lr-tb"/>
      <style:text-properties fo:font-variant="normal" fo:text-transform="none" fo:color="#666666" style:font-name="Verdana" fo:font-size="10.5pt" fo:font-style="normal" fo:font-weight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a31515" style:text-line-through-style="none" style:text-line-through-type="none" style:font-name="Droid Sans Mono" fo:font-size="10.5pt" fo:font-style="normal" style:text-underline-style="none" fo:font-weight="normal" officeooo:rsid="00015f87" officeooo:paragraph-rsid="0003dfb7" style:text-blinking="false" fo:background-color="#ffffff" style:font-size-asian="10.5pt" style:font-size-complex="12pt"/>
    </style:style>
    <style:style style:name="P28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P29" style:family="paragraph" style:parent-style-name="Text_20_body">
      <style:paragraph-properties fo:margin-left="0.282cm" fo:margin-right="0cm" fo:margin-top="0cm" fo:margin-bottom="0.282cm" loext:contextual-spacing="false" fo:line-height="171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style:text-blinking="false" fo:background-color="#ffffff"/>
    </style:style>
    <style:style style:name="P30" style:family="paragraph" style:parent-style-name="Text_20_body">
      <style:paragraph-properties fo:margin-left="0.282cm" fo:margin-right="0cm" fo:margin-top="0cm" fo:margin-bottom="0.282cm" loext:contextual-spacing="false" fo:line-height="171%" fo:text-align="start" style:justify-single-word="false" fo:text-indent="0cm" style:auto-text-indent="false" style:writing-mode="lr-tb"/>
      <style:text-properties fo:color="#000000" style:font-name="Verdana" fo:font-size="10pt" fo:font-weight="normal" officeooo:paragraph-rsid="00091302" fo:background-color="#ffffff"/>
    </style:style>
    <style:style style:name="P31" style:family="paragraph" style:parent-style-name="Text_20_body">
      <style:text-properties fo:color="#0000ff" style:font-name="Droid Sans Mono" fo:font-size="10.5pt" fo:font-weight="normal" officeooo:paragraph-rsid="0003dfb7" fo:background-color="#ffffff"/>
    </style:style>
    <style:style style:name="P32" style:family="paragraph" style:parent-style-name="Text_20_body">
      <style:text-properties fo:color="#a31515" style:font-name="Droid Sans Mono" fo:font-size="10.5pt" fo:font-weight="normal" officeooo:paragraph-rsid="0004da23" fo:background-color="#ffffff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paragraph-properties fo:margin-top="0.282cm" fo:margin-bottom="0.282cm" loext:contextual-spacing="false" fo:line-height="132%" fo:text-align="center" style:justify-single-word="false" style:writing-mode="lr-tb"/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style:text-blinking="false" fo:background-color="#ffffff"/>
    </style:style>
    <style:style style:name="P35" style:family="paragraph" style:parent-style-name="Text_20_body">
      <style:paragraph-properties fo:margin-top="0.282cm" fo:margin-bottom="0.282cm" loext:contextual-spacing="false" fo:line-height="132%" style:writing-mode="lr-tb"/>
      <style:text-properties fo:font-variant="normal" fo:text-transform="none" fo:color="#5eb91e" style:text-line-through-style="none" style:text-line-through-type="none" style:font-name="Verdana" fo:font-size="10.5pt" fo:font-style="normal" style:text-underline-style="none" fo:font-weight="normal" officeooo:rsid="00091302" officeooo:paragraph-rsid="00091302" style:text-blinking="false" fo:background-color="#ffffff"/>
    </style:style>
    <style:style style:name="P36" style:family="paragraph" style:parent-style-name="Text_20_body">
      <style:paragraph-properties fo:margin-top="0.282cm" fo:margin-bottom="0.282cm" loext:contextual-spacing="false" fo:line-height="132%" fo:text-align="start" style:justify-single-word="false" style:writing-mode="lr-tb"/>
      <style:text-properties fo:font-variant="normal" fo:text-transform="none" fo:color="#ff0000" style:text-line-through-style="none" style:text-line-through-type="none" style:font-name="Verdana" fo:font-size="10.5pt" fo:font-style="normal" style:text-underline-style="none" fo:font-weight="normal" officeooo:rsid="000d0261" officeooo:paragraph-rsid="000d1f4e" style:text-blinking="false" fo:background-color="#ffffff"/>
    </style:style>
    <style:style style:name="P37" style:family="paragraph" style:parent-style-name="Text_20_body">
      <style:paragraph-properties fo:margin-top="0.282cm" fo:margin-bottom="0.282cm" loext:contextual-spacing="false" fo:line-height="132%" style:writing-mode="lr-tb"/>
      <style:text-properties fo:font-variant="normal" fo:text-transform="none" fo:color="#666666" style:font-name="Verdana" fo:font-size="10.5pt" fo:font-style="normal" fo:font-weight="normal"/>
    </style:style>
    <style:style style:name="P38" style:family="paragraph" style:parent-style-name="Text_20_body">
      <style:paragraph-properties fo:margin-top="0.282cm" fo:margin-bottom="0.282cm" loext:contextual-spacing="false" fo:line-height="132%" style:writing-mode="lr-tb"/>
      <style:text-properties fo:font-variant="normal" fo:text-transform="none" fo:color="#666666" style:font-name="Verdana" fo:font-size="10.5pt" fo:font-style="normal" fo:font-weight="normal" officeooo:paragraph-rsid="000bc327"/>
    </style:style>
    <style:style style:name="P39" style:family="paragraph" style:parent-style-name="Text_20_body">
      <style:paragraph-properties fo:margin-top="0.282cm" fo:margin-bottom="0.282cm" loext:contextual-spacing="false" fo:line-height="132%" fo:text-align="center" style:justify-single-word="false" style:writing-mode="lr-tb"/>
      <style:text-properties fo:font-variant="normal" fo:text-transform="none" fo:color="#666666" style:font-name="Verdana" fo:font-size="10.5pt" fo:font-style="normal" fo:font-weight="normal"/>
    </style:style>
    <style:style style:name="P40" style:family="paragraph" style:parent-style-name="Text_20_body">
      <style:paragraph-properties fo:margin-top="0.282cm" fo:margin-bottom="0.282cm" loext:contextual-spacing="false" fo:line-height="132%" style:writing-mode="lr-tb"/>
      <style:text-properties fo:font-variant="normal" fo:text-transform="none" fo:color="#81d41a" style:font-name="Verdana" fo:font-size="10.5pt" fo:font-style="normal" fo:font-weight="normal"/>
    </style:style>
    <style:style style:name="P41" style:family="paragraph" style:parent-style-name="Text_20_body">
      <style:paragraph-properties fo:margin-top="0cm" fo:margin-bottom="0cm" loext:contextual-spacing="false" fo:line-height="132%" fo:text-align="start" style:justify-single-word="false" style:writing-mode="lr-tb"/>
      <style:text-properties fo:font-variant="normal" fo:text-transform="none" fo:color="#00a933" style:text-line-through-style="none" style:text-line-through-type="none" style:font-name="Verdana" fo:font-size="10.5pt" fo:font-style="normal" style:text-underline-style="none" fo:font-weight="normal" officeooo:rsid="000d0261" officeooo:paragraph-rsid="000d1f4e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32%" fo:text-align="start" style:justify-single-word="false" style:writing-mode="lr-tb"/>
      <style:text-properties fo:font-variant="normal" fo:text-transform="none" fo:color="#00a933" style:text-line-through-style="none" style:text-line-through-type="none" style:font-name="Verdana" fo:font-size="10.5pt" fo:font-style="normal" style:text-underline-style="none" fo:font-weight="normal" officeooo:rsid="000d0261" officeooo:paragraph-rsid="000d0261" style:text-blinking="false" fo:background-color="transparent"/>
    </style:style>
    <style:style style:name="T1" style:family="text">
      <style:text-properties officeooo:rsid="00015f87"/>
    </style:style>
    <style:style style:name="T2" style:family="text">
      <style:text-properties fo:font-weight="normal"/>
    </style:style>
    <style:style style:name="T3" style:family="text">
      <style:text-properties fo:font-weight="normal" officeooo:rsid="0007b8cc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officeooo:rsid="00015f87" style:text-blinking="false" style:font-size-asian="10.5pt" style:font-size-complex="12pt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officeooo:rsid="00064db7" style:text-blinking="false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officeooo:rsid="0007b8cc" style:text-blinking="false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officeooo:rsid="00091302" style:text-blinking="false"/>
    </style:style>
    <style:style style:name="T8" style:family="text">
      <style:text-properties fo:font-variant="normal" fo:text-transform="none" style:text-line-through-style="none" style:text-line-through-type="none" style:font-name="Droid Sans Mono" fo:font-size="10.5pt" fo:font-style="normal" style:text-underline-style="none" officeooo:rsid="00015f87" style:text-blinking="false" style:font-size-asian="10.5pt" style:font-size-complex="12pt"/>
    </style:style>
    <style:style style:name="T9" style:family="text">
      <style:text-properties fo:font-variant="normal" fo:text-transform="none" style:text-line-through-style="none" style:text-line-through-type="none" fo:font-size="12pt" fo:font-style="normal" style:text-underline-style="none" officeooo:rsid="00091302" style:text-blinking="false" style:font-size-asian="12pt" style:font-size-complex="12pt"/>
    </style:style>
    <style:style style:name="T10" style:family="text">
      <style:text-properties fo:font-variant="normal" fo:text-transform="none" fo:color="#0000ff" style:text-line-through-style="none" style:text-line-through-type="none" style:font-name="Droid Sans Mono" fo:font-size="10.5pt" fo:font-style="normal" style:text-underline-style="none" officeooo:rsid="00015f87" style:text-blinking="false" style:font-size-asian="10.5pt" style:font-size-complex="12pt"/>
    </style:style>
    <style:style style:name="T11" style:family="text">
      <style:text-properties fo:font-variant="normal" fo:text-transform="none" fo:color="#a31515" style:text-line-through-style="none" style:text-line-through-type="none" style:font-name="Droid Sans Mono" fo:font-size="10.5pt" fo:font-style="normal" style:text-underline-style="none" officeooo:rsid="00015f87" style:text-blinking="false" style:font-size-asian="10.5pt" style:font-size-complex="12pt"/>
    </style:style>
    <style:style style:name="T12" style:family="text">
      <style:text-properties fo:color="#0000ff"/>
    </style:style>
    <style:style style:name="T13" style:family="text">
      <style:text-properties fo:color="#0000ff" style:font-name="Droid Sans Mono"/>
    </style:style>
    <style:style style:name="T14" style:family="text">
      <style:text-properties fo:color="#0000ff" style:font-name="Droid Sans Mono" fo:font-size="10.5pt"/>
    </style:style>
    <style:style style:name="T15" style:family="text">
      <style:text-properties fo:color="#0000ff" style:font-name="Droid Sans Mono" fo:font-size="10.5pt" fo:background-color="#ffffff" loext:char-shading-value="0"/>
    </style:style>
    <style:style style:name="T16" style:family="text">
      <style:text-properties fo:color="#0000ff" style:font-name="Droid Sans Mono" fo:font-size="10.5pt" fo:font-weight="normal" fo:background-color="#ffffff" loext:char-shading-value="0"/>
    </style:style>
    <style:style style:name="T17" style:family="text">
      <style:text-properties fo:color="#0000ff" style:font-name="Droid Sans Mono" fo:font-size="10.5pt" fo:font-weight="normal" officeooo:rsid="0007b8cc" fo:background-color="#ffffff" loext:char-shading-value="0"/>
    </style:style>
    <style:style style:name="T18" style:family="text">
      <style:text-properties fo:color="#a31515"/>
    </style:style>
    <style:style style:name="T19" style:family="text">
      <style:text-properties fo:color="#a31515" style:font-name="Droid Sans Mono"/>
    </style:style>
    <style:style style:name="T20" style:family="text">
      <style:text-properties fo:color="#a31515" style:font-name="Droid Sans Mono" fo:font-size="10.5pt"/>
    </style:style>
    <style:style style:name="T21" style:family="text">
      <style:text-properties fo:color="#a31515" style:font-name="Droid Sans Mono" fo:font-size="10.5pt" fo:background-color="#ffffff" loext:char-shading-value="0"/>
    </style:style>
    <style:style style:name="T22" style:family="text">
      <style:text-properties fo:color="#a31515" style:font-name="Droid Sans Mono" fo:font-size="10.5pt" fo:font-weight="normal" fo:background-color="#ffffff" loext:char-shading-value="0"/>
    </style:style>
    <style:style style:name="T23" style:family="text">
      <style:text-properties fo:color="#a31515" style:font-name="Droid Sans Mono" fo:font-size="10.5pt" fo:font-weight="normal" officeooo:rsid="0007b8cc" fo:background-color="#ffffff" loext:char-shading-value="0"/>
    </style:style>
    <style:style style:name="T24" style:family="text">
      <style:text-properties fo:color="#000000" style:font-name="Droid Sans Mono" fo:font-size="10.5pt" fo:font-weight="normal" fo:background-color="#ffffff" loext:char-shading-value="0"/>
    </style:style>
    <style:style style:name="T25" style:family="text">
      <style:text-properties fo:color="#000000" style:font-name="Droid Sans Mono" fo:font-size="10.5pt" fo:font-weight="normal" officeooo:rsid="0007b8cc" fo:background-color="#ffffff" loext:char-shading-value="0"/>
    </style:style>
    <style:style style:name="T26" style:family="text">
      <style:text-properties fo:color="#000000" style:font-name="inter-regular" fo:font-size="12pt" fo:letter-spacing="normal" loext:padding="0cm" loext:border="none"/>
    </style:style>
    <style:style style:name="T27" style:family="text">
      <style:text-properties style:font-name="Droid Sans Mono"/>
    </style:style>
    <style:style style:name="T28" style:family="text">
      <style:text-properties style:font-name="Droid Sans Mono" fo:font-size="10.5pt"/>
    </style:style>
    <style:style style:name="T29" style:family="text">
      <style:text-properties officeooo:rsid="00015f87" style:font-size-asian="10.5pt" style:font-size-complex="12pt"/>
    </style:style>
    <style:style style:name="T30" style:family="text">
      <style:text-properties officeooo:rsid="0003dfb7"/>
    </style:style>
    <style:style style:name="T31" style:family="text">
      <style:text-properties officeooo:rsid="0004da23"/>
    </style:style>
    <style:style style:name="T32" style:family="text">
      <style:text-properties fo:color="#098658"/>
    </style:style>
    <style:style style:name="T33" style:family="text">
      <style:text-properties fo:color="#098658" style:font-name="Droid Sans Mono"/>
    </style:style>
    <style:style style:name="T34" style:family="text">
      <style:text-properties fo:color="#098658" style:font-name="Droid Sans Mono" fo:font-size="10.5pt" fo:font-weight="normal" fo:background-color="#ffffff" loext:char-shading-value="0"/>
    </style:style>
    <style:style style:name="T35" style:family="text">
      <style:text-properties fo:color="#098658" style:font-name="Droid Sans Mono" fo:font-size="10.5pt" fo:font-weight="normal" officeooo:rsid="0007b8cc" fo:background-color="#ffffff" loext:char-shading-value="0"/>
    </style:style>
    <style:style style:name="T36" style:family="text">
      <style:text-properties officeooo:rsid="0007b8cc"/>
    </style:style>
    <style:style style:name="T37" style:family="text">
      <style:text-properties style:text-position="super 58%" officeooo:rsid="0007b8cc"/>
    </style:style>
    <style:style style:name="T38" style:family="text">
      <style:text-properties fo:color="#008000" style:font-name="Droid Sans Mono" fo:font-size="10.5pt"/>
    </style:style>
    <style:style style:name="T39" style:family="text">
      <style:text-properties fo:color="#ff0000"/>
    </style:style>
    <style:style style:name="T40" style:family="text">
      <style:text-properties fo:color="#ff0000" style:text-line-through-style="none" style:text-line-through-type="none" style:text-underline-style="none" officeooo:rsid="000bc327" style:text-blinking="false" fo:background-color="#ffffff" loext:char-shading-value="0"/>
    </style:style>
    <style:style style:name="T41" style:family="text">
      <style:text-properties fo:color="#ff0000" style:text-line-through-style="none" style:text-line-through-type="none" style:font-name="Consolas" fo:letter-spacing="normal" style:text-underline-style="none" style:text-blinking="false" fo:background-color="#ffffff" loext:char-shading-value="0" style:font-size-asian="10.5pt" style:font-size-complex="10.5pt"/>
    </style:style>
    <style:style style:name="T42" style:family="text">
      <style:text-properties fo:color="#069a2e"/>
    </style:style>
    <style:style style:name="T43" style:family="text">
      <style:text-properties fo:color="#069a2e" officeooo:rsid="0009efd8"/>
    </style:style>
    <style:style style:name="T44" style:family="text">
      <style:text-properties fo:color="#069a2e" fo:letter-spacing="normal"/>
    </style:style>
    <style:style style:name="T45" style:family="text">
      <style:text-properties fo:color="#069a2e" fo:letter-spacing="normal" officeooo:rsid="0009efd8"/>
    </style:style>
    <style:style style:name="T46" style:family="text">
      <style:text-properties fo:color="#069a2e" style:font-name="Consolas" fo:letter-spacing="normal" style:font-size-asian="10.5pt" style:font-size-complex="10.5pt"/>
    </style:style>
    <style:style style:name="T47" style:family="text">
      <style:text-properties fo:color="#069a2e" style:font-name="Consolas" fo:letter-spacing="normal" officeooo:rsid="000e471b" style:font-size-asian="10.5pt" style:font-size-complex="10.5pt"/>
    </style:style>
    <style:style style:name="T48" style:family="text">
      <style:text-properties fo:color="#069a2e" style:text-line-through-style="none" style:text-line-through-type="none" style:text-underline-style="none" officeooo:rsid="000bc327" style:text-blinking="false" fo:background-color="#ffffff" loext:char-shading-value="0" style:font-size-asian="10.5pt" style:font-size-complex="10.5pt"/>
    </style:style>
    <style:style style:name="T49" style:family="text">
      <style:text-properties fo:color="#069a2e" style:text-line-through-style="none" style:text-line-through-type="none" style:font-name="Consolas" fo:letter-spacing="normal" style:text-underline-style="none" style:text-blinking="false" fo:background-color="#ffffff" loext:char-shading-value="0" style:font-size-asian="10.5pt" style:font-size-complex="10.5pt"/>
    </style:style>
    <style:style style:name="T50" style:family="text">
      <style:text-properties fo:color="#069a2e" style:text-line-through-style="none" style:text-line-through-type="none" style:font-name="Consolas" fo:letter-spacing="normal" style:text-underline-style="none" officeooo:rsid="000bc327" style:text-blinking="false" fo:background-color="#ffffff" loext:char-shading-value="0" style:font-size-asian="10.5pt" style:font-size-complex="10.5pt"/>
    </style:style>
    <style:style style:name="T51" style:family="text">
      <style:text-properties fo:letter-spacing="normal"/>
    </style:style>
    <style:style style:name="T52" style:family="text">
      <style:text-properties fo:letter-spacing="normal" loext:padding="0cm" loext:border="none"/>
    </style:style>
    <style:style style:name="T53" style:family="text">
      <style:text-properties fo:color="#273239" style:font-name="Consolas" fo:font-size="12pt" fo:letter-spacing="normal"/>
    </style:style>
    <style:style style:name="T54" style:family="text">
      <style:text-properties fo:color="#273239" style:font-name="Consolas" fo:letter-spacing="normal" style:font-size-asian="10.5pt" style:font-size-complex="10.5pt"/>
    </style:style>
    <style:style style:name="T55" style:family="text">
      <style:text-properties style:text-line-through-style="none" style:text-line-through-type="none" style:text-underline-style="none" style:text-blinking="false" fo:background-color="#ffffff" loext:char-shading-value="0"/>
    </style:style>
    <style:style style:name="T56" style:family="text">
      <style:text-properties style:text-line-through-style="none" style:text-line-through-type="none" style:text-underline-style="none" officeooo:rsid="000bc327" style:text-blinking="false" fo:background-color="#ffffff" loext:char-shading-value="0"/>
    </style:style>
    <style:style style:name="T57" style:family="text">
      <style:text-properties style:text-line-through-style="none" style:text-line-through-type="none" style:text-underline-style="none" officeooo:rsid="000bc327" style:text-blinking="false" fo:background-color="#ffffff" loext:char-shading-value="0" style:font-size-asian="10.5pt" style:font-size-complex="10.5pt"/>
    </style:style>
    <style:style style:name="T58" style:family="text">
      <style:text-properties style:text-line-through-style="none" style:text-line-through-type="none" style:text-underline-style="none" officeooo:rsid="00104ecd" style:text-blinking="false" fo:background-color="#ffffff" loext:char-shading-value="0"/>
    </style:style>
    <style:style style:name="T59" style:family="text">
      <style:text-properties fo:color="#666666" style:text-line-through-style="none" style:text-line-through-type="none" style:font-name="Verdana" fo:font-size="10.5pt" style:text-underline-style="none" officeooo:rsid="000bc327" style:text-blinking="false" fo:background-color="#ffffff" loext:char-shading-value="0"/>
    </style:style>
    <style:style style:name="T60" style:family="text">
      <style:text-properties fo:color="#666666" style:text-line-through-style="none" style:text-line-through-type="none" style:font-name="Verdana" style:text-underline-style="none" officeooo:rsid="000bc327" style:text-blinking="false" fo:background-color="#ffffff" loext:char-shading-value="0"/>
    </style:style>
    <style:style style:name="T61" style:family="text">
      <style:text-properties fo:color="#81d41a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74e84bd6-7fff-1e1d-bb89-4d4007857be6"/>MYSQL  Assignment <text:span text:style-name="T1">2</text:span></text:p>
      <text:p text:style-name="Text_20_body"/>
      <text:h text:style-name="P1" text:outline-level="5">1. Write a mysql statement to find the concatenated first_name, last_name where the age of the employee is greater than 30.</text:h>
      <text:p text:style-name="P20">Suppose the employee table is -</text:p>
      <text:p text:style-name="Text_20_body"/>
      <text:p text:style-name="P21">+------------------------+------------------------------+----------+----------+</text:p>
      <text:p text:style-name="P21">| first_name             | last_name                    | age      | dept     |</text:p>
      <text:p text:style-name="P21">+------------------------+------------------------------+----------+----------+</text:p>
      <text:p text:style-name="P21">| Mesa                   | Loop                         |  30      |  Acct    |</text:p>
      <text:p text:style-name="P21">| Smith                  | Oak                          |  27      |  Devl    | </text:p>
      <text:p text:style-name="P21">| John                   | Jorz                         |  37      |  QA      | </text:p>
      <text:p text:style-name="P21">| Hary                   | Gaga                         |  32      |  QA      | </text:p>
      <text:p text:style-name="P29">+------------------------+------------------------------+----------+----------</text:p>
      <text:p text:style-name="P30"><text:span text:style-name="T9">Query</text:span><text:span text:style-name="T7"> :- </text:span><text:span text:style-name="T38">SELECT CONCAT(first_name, ' ', last_name) FROM employee WHERE age &gt; 30 ;</text:span></text:p>
      <text:h text:style-name="P1" text:outline-level="5">2. Write a mysql statement to get user, current date and mysql version.</text:h>
      <text:p text:style-name="P3"><text:span text:style-name="T29">Query : <text:s/></text:span><text:span text:style-name="T14">SELECT</text:span><text:span text:style-name="T20"> </text:span><text:span text:style-name="T14">VERSION</text:span><text:span text:style-name="T20">(), USER(), CURRENT_DATE();</text:span></text:p>
      <text:h text:style-name="P1" text:outline-level="5">3. Write a mysql statement to get item id, item, price of the most expensive item.</text:h>
      <text:p text:style-name="P4">+---------+------+-------+</text:p>
      <text:p text:style-name="P4">| ITEM_ID | ITEM | PRICE |</text:p>
      <text:p text:style-name="P4">+---------+------+-------+</text:p>
      <text:p text:style-name="P4">| <text:s text:c="3"/>1001 | Book | <text:s/>1200 |</text:p>
      <text:p text:style-name="P4">| <text:s text:c="3"/>1002 | Pen <text:s/>| <text:s text:c="2"/>930 |</text:p>
      <text:p text:style-name="P4">| <text:s text:c="3"/>1003 | Bag <text:s/>| <text:s/>1430 |</text:p>
      <text:p text:style-name="P4">| <text:s text:c="3"/>1004 | Copy | <text:s/>1030 |</text:p>
      <text:p text:style-name="P4">+---------+------+-------+</text:p>
      <text:p text:style-name="P3"><text:span text:style-name="T29">Query : <text:s/></text:span><text:span text:style-name="T14">SELECT</text:span><text:span text:style-name="T20"> ITEM_ID, ITEM, PRICE </text:span><text:span text:style-name="T14">FROM</text:span><text:span text:style-name="T20"> ITEM </text:span><text:span text:style-name="T14">WHERE</text:span><text:span text:style-name="T20"> price</text:span><text:span text:style-name="T28">=</text:span><text:span text:style-name="T20">(</text:span><text:span text:style-name="T14">SELECT</text:span><text:span text:style-name="T20"> MAX(price) </text:span><text:span text:style-name="T14">FROM</text:span><text:span text:style-name="T20"> ITEM);</text:span></text:p>
      <text:h text:style-name="P1" text:outline-level="5"><text:soft-page-break/>4. Write a mysql statement to create a new user and set a password and privileges for an existing database.</text:h>
      <text:p text:style-name="P35"><text:span text:style-name="T39">CREATE NEW USER :</text:span> <text:span text:style-name="T42">CREATE USER 'alkesh'@'localhost' IDENTIFIED BY '</text:span><text:span text:style-name="T43">alkesh</text:span><text:span text:style-name="T42">';</text:span></text:p>
      <text:h text:style-name="P22" text:outline-level="2"><text:bookmark text:name="granting-a-user-permissions"/><text:span text:style-name="T51">Granting a User Permissions : </text:span><text:span text:style-name="T44">GRANT CREATE, ALTER, DROP, INSERT, UPDATE, DELETE, SELECT, REFERENCES, RELOAD on *.* TO '</text:span><text:span text:style-name="T45">alkesh</text:span><text:span text:style-name="T44">'@'localhost' WITH GRANT OPTION;</text:span></text:h>
      <text:h text:style-name="P1" text:outline-level="5">5. Write a mysql statement to select data of only CS and IT departments.</text:h>
      <text:h text:style-name="P1" text:outline-level="5">Suppose the table is -</text:h>
      <text:p text:style-name="Text_20_body"/>
      <text:h text:style-name="P25" text:outline-level="5">+----+--------------+------------+-----+</text:h>
      <text:h text:style-name="P25" text:outline-level="5">| id | name         | department | age |</text:h>
      <text:h text:style-name="P25" text:outline-level="5">+----+--------------+------------+-----+</text:h>
      <text:h text:style-name="P25" text:outline-level="5">|  1 | Maria Gloria | CS         |  22 |</text:h>
      <text:h text:style-name="P25" text:outline-level="5">|  2 | John Smith   | IT         |  23 |</text:h>
      <text:h text:style-name="P25" text:outline-level="5">|  3 | Gal Rao      | CS         |  22 |</text:h>
      <text:h text:style-name="P25" text:outline-level="5">|  4 | Jakey Smith  | EC         |  24 |</text:h>
      <text:h text:style-name="P25" text:outline-level="5">|  5 | Rama Saho    | IT         |  22 |</text:h>
      <text:h text:style-name="P25" text:outline-level="5">|  6 | Maria Gaga   | EC         |  23 |</text:h>
      <text:h text:style-name="P25" text:outline-level="5">+----+--------------+------------+-----+</text:h>
      <text:p text:style-name="P8"><text:span text:style-name="T4">Query : <text:s/></text:span><text:span text:style-name="T14">SELECT</text:span><text:span text:style-name="T20"> id, </text:span><text:span text:style-name="T14">name</text:span><text:span text:style-name="T20">, department, age </text:span><text:span text:style-name="T14">FROM</text:span><text:span text:style-name="T20"> student </text:span><text:span text:style-name="T14">WHERE</text:span><text:span text:style-name="T20"> age</text:span><text:span text:style-name="T28">=</text:span><text:span text:style-name="T20"> 22; </text:span></text:p>
      <text:h text:style-name="P24" text:outline-level="5"><text:soft-page-break/>6. Write a mysql statement to select data of all departments in descending order by age.</text:h>
      <text:h text:style-name="P1" text:outline-level="5">Suppose the table is -</text:h>
      <text:h text:style-name="P25" text:outline-level="5">+----+--------------+------------+-----+</text:h>
      <text:h text:style-name="P25" text:outline-level="5">| id | name         | department | age |</text:h>
      <text:h text:style-name="P25" text:outline-level="5">+----+--------------+------------+-----+</text:h>
      <text:h text:style-name="P25" text:outline-level="5">|  1 | Maria Gloria | CS         |  22 |</text:h>
      <text:h text:style-name="P25" text:outline-level="5">|  2 | John Smith   | IT         |  23 |</text:h>
      <text:h text:style-name="P25" text:outline-level="5">|  3 | Gal Rao      | CS         |  22 |</text:h>
      <text:h text:style-name="P25" text:outline-level="5">|  4 | Jakey Smith  | EC         |  24 |</text:h>
      <text:h text:style-name="P25" text:outline-level="5">|  5 | Rama Saho    | IT         |  22 |</text:h>
      <text:h text:style-name="P25" text:outline-level="5">|  6 | Maria Gaga   | EC         |  23 |</text:h>
      <text:h text:style-name="P25" text:outline-level="5">+----+--------------+------------+-----+</text:h>
      <text:p text:style-name="P17"><text:span text:style-name="T30">Query :- <text:s/></text:span><text:span text:style-name="T16">SELECT</text:span><text:span text:style-name="T22"> </text:span><text:span text:style-name="T24">*</text:span><text:span text:style-name="T22"> </text:span><text:span text:style-name="T16">FROM</text:span><text:span text:style-name="T22"> student </text:span><text:span text:style-name="T16">ORDER BY</text:span><text:span text:style-name="T22"> age </text:span><text:span text:style-name="T16">DESC;</text:span></text:p>
      <text:p text:style-name="P31"/>
      <text:h text:style-name="P24" text:outline-level="5">7. Write a mysql statement to determine the age of each of the students.</text:h>
      <text:h text:style-name="P1" text:outline-level="5">Suppose the table is -</text:h>
      <text:p text:style-name="Text_20_body"/>
      <text:h text:style-name="P25" text:outline-level="5"><text:soft-page-break/>+----+--------------+------------+------------+</text:h>
      <text:h text:style-name="P25" text:outline-level="5">| id | name         | department | birth      |</text:h>
      <text:h text:style-name="P25" text:outline-level="5">+----+--------------+------------+------------+</text:h>
      <text:h text:style-name="P25" text:outline-level="5">|  1 | Maria Gloria | CS         | 1994-03-12 |</text:h>
      <text:h text:style-name="P25" text:outline-level="5">|  2 | John Smith   | IT         | 1993-02-07 |</text:h>
      <text:h text:style-name="P25" text:outline-level="5">|  3 | Gal Rao      | CS         | 1992-09-11 |</text:h>
      <text:h text:style-name="P25" text:outline-level="5">|  4 | Jakey Smith  | EC         | 1990-08-31 |</text:h>
      <text:h text:style-name="P25" text:outline-level="5">|  5 | Rama Saho    | IT         | 1994-12-09 |</text:h>
      <text:h text:style-name="P25" text:outline-level="5">|  6 | Maria Gaga   | EC         | 1993-10-09 |</text:h>
      <text:h text:style-name="P25" text:outline-level="5">+----+--------------+------------+------------+</text:h>
      <text:p text:style-name="P9"><text:span text:style-name="T4">Query : </text:span><text:span text:style-name="T10">SELECT</text:span><text:span text:style-name="T11"> id, </text:span><text:span text:style-name="T10">name</text:span><text:span text:style-name="T11">, birth, year(curdate())</text:span><text:span text:style-name="T8">-</text:span><text:span text:style-name="T11">year(birth) </text:span><text:span text:style-name="T10">as</text:span><text:span text:style-name="T11"> age </text:span><text:span text:style-name="T10">from</text:span><text:span text:style-name="T11"> students;</text:span></text:p>
      <text:p text:style-name="P27"/>
      <text:p text:style-name="P27"/>
      <text:h text:style-name="P24" text:outline-level="5"><text:soft-page-break/>8. Write a mysql statement to retrieve name beginning with 'm'.</text:h>
      <text:h text:style-name="P1" text:outline-level="5">Suppose the table is -</text:h>
      <text:h text:style-name="P25" text:outline-level="5">+----+--------------+------------+------------+</text:h>
      <text:h text:style-name="P25" text:outline-level="5">| id | name         | department | birth      |</text:h>
      <text:h text:style-name="P25" text:outline-level="5">+----+--------------+------------+------------+</text:h>
      <text:h text:style-name="P25" text:outline-level="5">|  1 | Maria Gloria | CS         | 1994-03-12 |</text:h>
      <text:h text:style-name="P25" text:outline-level="5">|  2 | John Smith   | IT         | 1993-02-07 |</text:h>
      <text:h text:style-name="P25" text:outline-level="5">|  3 | Gal Rao      | CS         | 1992-09-11 |</text:h>
      <text:h text:style-name="P25" text:outline-level="5">|  4 | Jakey Smith  | EC         | 1990-08-31 |</text:h>
      <text:h text:style-name="P25" text:outline-level="5">|  5 | Rama Saho    | IT         | 1994-12-09 |</text:h>
      <text:h text:style-name="P25" text:outline-level="5">|  6 | Maria Gaga   | EC         | 1993-10-09 |</text:h>
      <text:h text:style-name="P25" text:outline-level="5">+----+--------------+------------+------------+</text:h>
      <text:p text:style-name="P14"><text:span text:style-name="T30">Query : </text:span><text:span text:style-name="T15">SELECT</text:span><text:span text:style-name="T21"> id, </text:span><text:span text:style-name="T15">name</text:span><text:span text:style-name="T21"> </text:span><text:span text:style-name="T15">FROM</text:span><text:span text:style-name="T21"> students </text:span><text:span text:style-name="T15">WHERE</text:span><text:span text:style-name="T21"> </text:span><text:span text:style-name="T15">name</text:span><text:span text:style-name="T21"> </text:span><text:span text:style-name="T15">LIKE</text:span><text:span text:style-name="T21"> 'M%' </text:span><text:span text:style-name="T15">ORDER BY</text:span><text:span text:style-name="T21"> </text:span><text:span text:style-name="T15">name;</text:span><text:line-break/></text:p>
      <text:h text:style-name="P24" text:outline-level="5">9. Write a mysql statement to find the name, birth, department name, department block from the given tables.</text:h>
      <text:h text:style-name="P25" text:outline-level="5"><text:soft-page-break/>+----+--------------+------------+------------+   </text:h>
      <text:h text:style-name="P25" text:outline-level="5">| id | name         | dept_id    | birth      |</text:h>
      <text:h text:style-name="P25" text:outline-level="5">+----+--------------+------------+------------+</text:h>
      <text:h text:style-name="P25" text:outline-level="5">|  1 | Maria Gloria | 2          | 1994-03-12 |</text:h>
      <text:h text:style-name="P25" text:outline-level="5">|  2 | John Smith   | 1          | 1993-02-07 |</text:h>
      <text:h text:style-name="P25" text:outline-level="5">|  3 | Gal Rao      | 4          | 1992-09-11 |</text:h>
      <text:h text:style-name="P25" text:outline-level="5">|  4 | Jakey Smith  | 2          | 1990-08-31 |</text:h>
      <text:h text:style-name="P25" text:outline-level="5">|  5 | Rama Saho    | 1          | 1994-12-09 |</text:h>
      <text:h text:style-name="P25" text:outline-level="5">|  6 | Maria Gaga   | 4          | 1993-10-09 |</text:h>
      <text:h text:style-name="P25" text:outline-level="5">+----+--------------+------------+------------+</text:h>
      <text:p text:style-name="P16"/>
      <text:h text:style-name="P25" text:outline-level="5">+---------+--------------------------+------------+</text:h>
      <text:h text:style-name="P25" text:outline-level="5">| dept_id | dept_name                | dept_block |</text:h>
      <text:h text:style-name="P25" text:outline-level="5">+---------+--------------------------+------------+</text:h>
      <text:h text:style-name="P25" text:outline-level="5">|       1 | Computer Science         | B-Block    |</text:h>
      <text:h text:style-name="P25" text:outline-level="5">|       2 | Information Technology   | C-Block    |</text:h>
      <text:h text:style-name="P25" text:outline-level="5">|       3 | Mechanical               | A-Block    |</text:h>
      <text:h text:style-name="P25" text:outline-level="5">|       4 | Electronic Communication | D-Block    |</text:h>
      <text:h text:style-name="P25" text:outline-level="5">+---------+--------------------------+------------+</text:h>
      <text:p text:style-name="P17"><text:span text:style-name="T30">Query :- <text:s/></text:span><text:span text:style-name="T16">SELECT</text:span><text:span text:style-name="T22"> </text:span><text:span text:style-name="T16">name</text:span><text:span text:style-name="T22">, birth, dept_name, dept_block </text:span><text:span text:style-name="T16">FROM</text:span><text:span text:style-name="T22"> student2 </text:span></text:p>
      <text:p text:style-name="P12"><text:span text:style-name="T16">JOIN</text:span><text:span text:style-name="T22"> departments </text:span><text:span text:style-name="T16">using</text:span><text:span text:style-name="T22">(dept_id);</text:span></text:p>
      <text:p text:style-name="P28"/>
      <text:p text:style-name="P28"/>
      <text:h text:style-name="P24" text:outline-level="5"><text:soft-page-break/>10. Write a mysql statement to get name of students containing exactly four characters.</text:h>
      <text:h text:style-name="P1" text:outline-level="5">Suppose the student table is -</text:h>
      <text:p text:style-name="Text_20_body"/>
      <text:h text:style-name="P25" text:outline-level="5">+----+-------+---------+------------+</text:h>
      <text:h text:style-name="P25" text:outline-level="5">| id | name  | dept_id | birth      |</text:h>
      <text:h text:style-name="P25" text:outline-level="5">+----+-------+---------+------------+</text:h>
      <text:h text:style-name="P25" text:outline-level="5">|  1 | Maria | 2       | 1994-03-12 |</text:h>
      <text:h text:style-name="P25" text:outline-level="5">|  2 | John  | 1       | 1993-02-07 |</text:h>
      <text:h text:style-name="P25" text:outline-level="5">|  3 | Gal   | 4       | 1992-09-11 |</text:h>
      <text:h text:style-name="P25" text:outline-level="5">|  4 | Jakey | 2       | 1990-08-31 |</text:h>
      <text:h text:style-name="P25" text:outline-level="5">|  5 | Rama  | 1       | 1994-12-09 |</text:h>
      <text:h text:style-name="P25" text:outline-level="5">|  6 | Maria | 4       | 1993-10-09 |</text:h>
      <text:h text:style-name="P25" text:outline-level="5">+----+-------+---------+------------+</text:h>
      <text:p text:style-name="P18"><text:span text:style-name="T31">Query : </text:span><text:span text:style-name="T16">SELECT</text:span><text:span text:style-name="T22"> </text:span><text:span text:style-name="T24">*</text:span><text:span text:style-name="T22"> </text:span><text:span text:style-name="T16">FROM</text:span><text:span text:style-name="T22"> student3 </text:span><text:span text:style-name="T16">where</text:span><text:span text:style-name="T22"> </text:span><text:span text:style-name="T16">name</text:span><text:span text:style-name="T22"> REGEXP '^....$' ;</text:span></text:p>
      <text:p text:style-name="P32"/>
      <text:h text:style-name="P26" text:outline-level="5"><text:span text:style-name="T55">11. Delete duplicate row from the table.</text:span></text:h>
      <text:p text:style-name="P39"><text:span text:style-name="T55">+----+------------+-----------+----------------------------+-----+</text:span></text:p>
      <text:p text:style-name="P39"><text:span text:style-name="T55">| id | first_name | last_name | email <text:s text:c="21"/>| age |</text:span></text:p>
      <text:p text:style-name="P39"><text:span text:style-name="T55">+----+------------+-----------+----------------------------+-----+</text:span></text:p>
      <text:p text:style-name="P39"><text:span text:style-name="T55">| <text:s/>7 | Ben <text:s text:c="7"/>| Barnes <text:s text:c="3"/>| ben.barnes@comcast.net <text:s text:c="4"/>| 17 <text:s/>|</text:span></text:p>
      <text:p text:style-name="P39"><text:span text:style-name="T55">| 13 | Brian <text:s text:c="5"/>| Blessed <text:s text:c="2"/>| brian.blessed@yahoo.com <text:s text:c="3"/>| 20 <text:s/>|</text:span></text:p>
      <text:p text:style-name="P39"><text:span text:style-name="T55">| 10 | Eliza <text:s text:c="5"/>| Bennett <text:s text:c="2"/>| eliza.bennett@yahoo.com <text:s text:c="3"/>| 25 <text:s/>|</text:span></text:p>
      <text:p text:style-name="P39"><text:span text:style-name="T55">| <text:s/>1 | Kavin <text:s text:c="5"/>| Peterson <text:s/>| kavin.peterson@verizon.net | 21 <text:s/>|</text:span></text:p>
      <text:p text:style-name="P39"><text:span text:style-name="T55">| 14 | Kavin <text:s text:c="5"/>| Peterson <text:s/>| kavin.peterson@verizon.net | 30 <text:s/>|</text:span></text:p>
      <text:p text:style-name="P39"><text:soft-page-break/><text:span text:style-name="T55">| <text:s/>4 | Michal <text:s text:c="4"/>| Jackson <text:s text:c="2"/>| michal.jackson@aol.com <text:s text:c="4"/>| 22 <text:s/>|</text:span></text:p>
      <text:p text:style-name="P39"><text:span text:style-name="T55">| 11 | Michal <text:s text:c="4"/>| Krane <text:s text:c="4"/>| michal.Krane@me.com <text:s text:c="7"/>| 25 <text:s/>|</text:span></text:p>
      <text:p text:style-name="P39"><text:span text:style-name="T55">| <text:s/>8 | Mischa <text:s text:c="4"/>| Barton <text:s text:c="3"/>| mischa.barton@att.net <text:s text:c="5"/>| 18 <text:s/>|</text:span></text:p>
      <text:p text:style-name="P39"><text:span text:style-name="T55">| <text:s/>2 | Nick <text:s text:c="6"/>| Jonas <text:s text:c="4"/>| nick.jonas@me.com <text:s text:c="9"/>| 18 <text:s/>|</text:span></text:p>
      <text:p text:style-name="P39"><text:span text:style-name="T55">| <text:s/>3 | Peter <text:s text:c="5"/>| Heaven <text:s text:c="3"/>| peter.heaven@google.com <text:s text:c="3"/>| 23 <text:s/>|</text:span></text:p>
      <text:p text:style-name="P39"><text:span text:style-name="T55">| 12 | Peter <text:s text:c="5"/>| Heaven <text:s text:c="3"/>| peter.heaven@google.com <text:s text:c="3"/>| 20 <text:s/>|</text:span></text:p>
      <text:p text:style-name="P39"><text:span text:style-name="T55">| <text:s/>5 | Sean <text:s text:c="6"/>| Bean <text:s text:c="5"/>| sean.bean@yahoo.com <text:s text:c="7"/>| 23 <text:s/>|</text:span></text:p>
      <text:p text:style-name="P39"><text:span text:style-name="T55">| <text:s/>9 | Sean <text:s text:c="6"/>| Bean <text:s text:c="5"/>| sean.bean@yahoo.com <text:s text:c="7"/>| 16 <text:s/>|</text:span></text:p>
      <text:p text:style-name="P39"><text:span text:style-name="T55">| <text:s/>6 | Tom <text:s text:c="7"/>| Baker <text:s text:c="4"/>| tom.baker@aol.com <text:s text:c="9"/>| 20 <text:s/>|</text:span></text:p>
      <text:p text:style-name="P39"><text:span text:style-name="T55">+----+------------+-----------+----------------------------+-----+</text:span></text:p>
      <text:p text:style-name="P40"><text:span text:style-name="T55">SELECT * FROM contacts ORDER BY email;</text:span></text:p>
      <text:p text:style-name="P40">SELECT email, COUNT(email) FROM contacts GROUP BY email HAVING COUNT(email) &gt; 1;</text:p>
      <text:p text:style-name="P37"><text:span text:style-name="T61">DELETE t1 FROM contacts t1 <text:s text:c="2"/>INNER JOIN contacts t2 <text:s text:c="3"/>WHERE t1.id &lt; t2.id AND t1.email = t2.emai</text:span>l;</text:p>
      <text:h text:style-name="P1" text:outline-level="5">12. Display the alternate rows from MySQL table.</text:h>
      <text:p text:style-name="P4">+----+-------+---------+------------+</text:p>
      <text:p text:style-name="P4">| id | name <text:s/>| dept_id | birth <text:s text:c="5"/>|</text:p>
      <text:p text:style-name="P4">+----+-------+---------+------------+</text:p>
      <text:p text:style-name="P4">| <text:s/>1 | Maria | <text:s text:c="6"/>2 | 1994-03-12 |</text:p>
      <text:p text:style-name="P4">| <text:s/>2 | John <text:s/>| <text:s text:c="6"/>1 | 1993-02-07 |</text:p>
      <text:p text:style-name="P4">| <text:s/>3 | Gal <text:s text:c="2"/>| <text:s text:c="6"/>4 | 1992-09-11 |</text:p>
      <text:p text:style-name="P4">| <text:s/>4 | Jakey | <text:s text:c="6"/>2 | 1990-08-31 |</text:p>
      <text:p text:style-name="P4">| <text:s/>5 | Rama <text:s/>| <text:s text:c="6"/>1 | 1994-12-09 |</text:p>
      <text:p text:style-name="P4"><text:soft-page-break/>| <text:s/>6 | Maria | <text:s text:c="6"/>4 | 1993-10-09 |</text:p>
      <text:p text:style-name="P4">+----+-------+---------+------------+</text:p>
      <text:p text:style-name="P5"><text:span text:style-name="T5">Query : </text:span><text:span text:style-name="T13">SELECT</text:span><text:span text:style-name="T19"> </text:span><text:span text:style-name="T27">*</text:span><text:span text:style-name="T19"> </text:span><text:span text:style-name="T13">FROM</text:span><text:span text:style-name="T19"> student3 </text:span><text:span text:style-name="T13">WHERE</text:span><text:span text:style-name="T19"> id </text:span><text:span text:style-name="T13">IN</text:span><text:span text:style-name="T19">(</text:span><text:span text:style-name="T13">SELECT</text:span><text:span text:style-name="T19"> id </text:span><text:span text:style-name="T13">FROM</text:span><text:span text:style-name="T19"> student3 </text:span><text:span text:style-name="T13">WHERE</text:span><text:span text:style-name="T19"> id%</text:span><text:span text:style-name="T33">2</text:span><text:span text:style-name="T19"> </text:span><text:span text:style-name="T27">=</text:span><text:span text:style-name="T19"> </text:span><text:span text:style-name="T33">1</text:span><text:span text:style-name="T19">);</text:span></text:p>
      <text:h text:style-name="P1" text:outline-level="5">13. Delete alternate rows from MySQL table.</text:h>
      <text:p text:style-name="P4">+----+-------+---------+------------+</text:p>
      <text:p text:style-name="P4">| id | name <text:s/>| dept_id | birth <text:s text:c="5"/>|</text:p>
      <text:p text:style-name="P4">+----+-------+---------+------------+</text:p>
      <text:p text:style-name="P4">| <text:s/>1 | Maria | <text:s text:c="6"/>2 | 1994-03-12 |</text:p>
      <text:p text:style-name="P4">| <text:s/>2 | John <text:s/>| <text:s text:c="6"/>1 | 1993-02-07 |</text:p>
      <text:p text:style-name="P4">| <text:s/>3 | Gal <text:s text:c="2"/>| <text:s text:c="6"/>4 | 1992-09-11 |</text:p>
      <text:p text:style-name="P4">| <text:s/>4 | Jakey | <text:s text:c="6"/>2 | 1990-08-31 |</text:p>
      <text:p text:style-name="P4">| <text:s/>5 | Rama <text:s/>| <text:s text:c="6"/>1 | 1994-12-09 |</text:p>
      <text:p text:style-name="P4">| <text:s/>6 | Maria | <text:s text:c="6"/>4 | 1993-10-09 |</text:p>
      <text:p text:style-name="P4">+----+-------+---------+------------+</text:p>
      <text:p text:style-name="P5"><text:span text:style-name="T5">Query : </text:span><text:span text:style-name="T13">DELETE</text:span><text:span text:style-name="T19"> </text:span><text:span text:style-name="T13">FROM</text:span><text:span text:style-name="T19"> student3 </text:span><text:span text:style-name="T13">WHERE</text:span><text:span text:style-name="T19"> id%</text:span><text:span text:style-name="T33">2</text:span><text:span text:style-name="T19"> </text:span><text:span text:style-name="T27">=</text:span><text:span text:style-name="T19"> </text:span><text:span text:style-name="T33">0;</text:span></text:p>
      <text:h text:style-name="P1" text:outline-level="5">14. MySQL update multiple rows in one query.</text:h>
      <text:p text:style-name="P4">+----+--------------+------------+-----+</text:p>
      <text:p text:style-name="P4">| id | name <text:s text:c="8"/>| department | age |</text:p>
      <text:p text:style-name="P4">+----+--------------+------------+-----+</text:p>
      <text:p text:style-name="P4">| <text:s/>1 | Maria Gloria | CS <text:s text:c="8"/>| <text:s/>22 |</text:p>
      <text:p text:style-name="P4">| <text:s/>2 | John Smith <text:s text:c="2"/>| IT <text:s text:c="8"/>| <text:s/>23 |</text:p>
      <text:p text:style-name="P4">| <text:s/>3 | Gal Rao <text:s text:c="5"/>| CS <text:s text:c="8"/>| <text:s/>22 |</text:p>
      <text:p text:style-name="P4">| <text:s/>4 | Jakey Smith <text:s/>| EC <text:s text:c="8"/>| <text:s/>24 |</text:p>
      <text:p text:style-name="P4">| <text:s/>5 | Rama Saho <text:s text:c="3"/>| IT <text:s text:c="8"/>| <text:s/>22 |</text:p>
      <text:p text:style-name="P4">| <text:s/>6 | Maria Gaga <text:s text:c="2"/>| EC <text:s text:c="8"/>| <text:s/>23 |</text:p>
      <text:p text:style-name="P4">+----+--------------+------------+-----+</text:p>
      <text:p text:style-name="P6"><text:span text:style-name="T5">Query : </text:span><text:span text:style-name="T13">UPDATE</text:span><text:span text:style-name="T19"> student </text:span><text:span text:style-name="T13">SET</text:span><text:span text:style-name="T19"> department </text:span><text:span text:style-name="T27">=</text:span><text:span text:style-name="T19"> </text:span><text:span text:style-name="T13">CASE</text:span><text:span text:style-name="T19"> </text:span></text:p>
      <text:p text:style-name="P11"><text:span text:style-name="T12">WHEN</text:span><text:span text:style-name="T18"> id</text:span>=<text:span text:style-name="T32">1</text:span><text:span text:style-name="T18"> </text:span><text:span text:style-name="T12">THEN</text:span><text:span text:style-name="T18"> 'IT'</text:span></text:p>
      <text:p text:style-name="P11"><text:span text:style-name="T12">WHEN</text:span><text:span text:style-name="T18"> id</text:span>=<text:span text:style-name="T32">2</text:span><text:span text:style-name="T18"> </text:span><text:span text:style-name="T12">THEN</text:span><text:span text:style-name="T18"> 'Comp'</text:span></text:p>
      <text:p text:style-name="P10"><text:span text:style-name="T12">WHEN</text:span><text:span text:style-name="T18"> id</text:span>=<text:span text:style-name="T32">3</text:span><text:span text:style-name="T18"> </text:span><text:span text:style-name="T12">THEN</text:span><text:span text:style-name="T18"> 'Mech'</text:span></text:p>
      <text:p text:style-name="P10"><text:span text:style-name="T12">WHEN</text:span><text:span text:style-name="T18"> id</text:span>=<text:span text:style-name="T32">4</text:span><text:span text:style-name="T18"> </text:span><text:span text:style-name="T12">THEN</text:span><text:span text:style-name="T18"> 'civil'</text:span></text:p>
      <text:p text:style-name="P10"><text:span text:style-name="T12">ELSE</text:span><text:span text:style-name="T18"> department</text:span></text:p>
      <text:p text:style-name="P13">END;</text:p>
      <text:h text:style-name="P1" text:outline-level="5">15. MySQL get nth highest paid and nth lowest paid salary.</text:h>
      <text:p text:style-name="P16">+----+----------+--------+</text:p>
      <text:p text:style-name="P16">| id | emp_name | salary |</text:p>
      <text:p text:style-name="P16">+----+----------+--------+</text:p>
      <text:p text:style-name="P16">| <text:s/>1 | Smith <text:s text:c="3"/>| <text:s/>30000 |</text:p>
      <text:p text:style-name="P16">| <text:s/>2 | Joney <text:s text:c="3"/>| <text:s/>20000 |</text:p>
      <text:p text:style-name="P16">| <text:s/>3 | Mariya <text:s text:c="2"/>| <text:s/>40000 |</text:p>
      <text:p text:style-name="P16">| <text:s/>4 | Zoya <text:s text:c="4"/>| <text:s/>35000 |</text:p>
      <text:p text:style-name="P16">| <text:s/>5 | Smith <text:s text:c="3"/>| <text:s/>25000 |</text:p>
      <text:p text:style-name="P16">| <text:s/>6 | Rosy <text:s text:c="4"/>| <text:s/>75000 |</text:p>
      <text:p text:style-name="P16">+----+----------+--------+</text:p>
      <text:p text:style-name="P15"><text:span text:style-name="T36">Highest (3</text:span><text:span text:style-name="T37">rd</text:span><text:span text:style-name="T36"> Highest) :- </text:span><text:span text:style-name="T16">SELECT</text:span><text:span text:style-name="T22"> </text:span><text:span text:style-name="T24">*</text:span><text:span text:style-name="T22"> </text:span><text:span text:style-name="T16">FROM</text:span><text:span text:style-name="T22"> empsalary </text:span><text:span text:style-name="T16">ORDER BY</text:span><text:span text:style-name="T22"> salary </text:span><text:span text:style-name="T16">DESC</text:span><text:span text:style-name="T22"> </text:span><text:span text:style-name="T16">LIMIT</text:span><text:span text:style-name="T22"> </text:span><text:span text:style-name="T34">2</text:span><text:span text:style-name="T22">, </text:span><text:span text:style-name="T34">1;</text:span></text:p>
      <text:p text:style-name="P15"><text:span text:style-name="T36">Lowest (3</text:span><text:span text:style-name="T37">rd</text:span><text:span text:style-name="T36"> lowest) :- <text:s/></text:span><text:span text:style-name="T16">SELECT</text:span><text:span text:style-name="T22"> </text:span><text:span text:style-name="T24">*</text:span><text:span text:style-name="T22"> </text:span><text:span text:style-name="T16">FROM</text:span><text:span text:style-name="T22"> empsalary </text:span><text:span text:style-name="T16">ORDER BY</text:span><text:span text:style-name="T22"> salary </text:span><text:span text:style-name="T16">ASC</text:span><text:span text:style-name="T22"> </text:span><text:span text:style-name="T16">LIMIT</text:span><text:span text:style-name="T22"> </text:span><text:span text:style-name="T34">2</text:span><text:span text:style-name="T22">, </text:span><text:span text:style-name="T34">1;</text:span></text:p>
      <text:h text:style-name="P1" text:outline-level="5">16. Display the nth row from MySQL table.</text:h>
      <text:p text:style-name="P4">+----+--------+---------------------+-----------+</text:p>
      <text:p text:style-name="P4"><text:soft-page-break/>| id | name <text:s text:c="2"/>| address <text:s text:c="12"/>| phone <text:s text:c="4"/>|</text:p>
      <text:p text:style-name="P4">+----+--------+---------------------+-----------+</text:p>
      <text:p text:style-name="P4">| <text:s/>6 | Lussi <text:s/>| K-91, Roy Apartment | 909030309 |</text:p>
      <text:p text:style-name="P4">| <text:s/>4 | Joya <text:s text:c="2"/>| 15, CP Colony <text:s text:c="6"/>| 342345329 |</text:p>
      <text:p text:style-name="P4">| <text:s/>5 | Ammy <text:s text:c="2"/>| 25, JP Colony <text:s text:c="6"/>| 239848342 |</text:p>
      <text:p text:style-name="P4">| <text:s/>2 | Priska | 122, JP Colony <text:s text:c="5"/>| 890040908 |</text:p>
      <text:p text:style-name="P4">| <text:s/>3 | Abhi <text:s text:c="2"/>| 5, Bank Street <text:s text:c="5"/>| 675748389 |</text:p>
      <text:p text:style-name="P4">| <text:s/>1 | Anjali | 121, Vakundh Dham <text:s text:c="2"/>| 840932345 |</text:p>
      <text:p text:style-name="P4">+----+--------+---------------------+-----------+</text:p>
      <text:h text:style-name="P2" text:outline-level="5"><text:span text:style-name="T6">Query :- <text:s/></text:span><text:span text:style-name="T13">SELECT</text:span><text:span text:style-name="T19"> </text:span><text:span text:style-name="T27">*</text:span><text:span text:style-name="T19"> </text:span><text:span text:style-name="T13">FROM</text:span><text:span text:style-name="T19"> <text:s/>empdata </text:span><text:span text:style-name="T13">ORDER BY</text:span><text:span text:style-name="T19"> </text:span><text:span text:style-name="T13">name</text:span><text:span text:style-name="T19"> </text:span><text:span text:style-name="T13">LIMIT</text:span><text:span text:style-name="T19"> </text:span><text:span text:style-name="T33">1</text:span><text:span text:style-name="T19"> OFFSET </text:span><text:span text:style-name="T33">2;</text:span></text:h>
      <text:h text:style-name="P1" text:outline-level="5">17. Write a MySQL statements for rollback commit and save points.</text:h>
      <text:p text:style-name="P4">+------------+-----------+-----+------+</text:p>
      <text:p text:style-name="P4">| first_name | last_name | age | dept |</text:p>
      <text:p text:style-name="P4">+------------+-----------+-----+------+</text:p>
      <text:p text:style-name="P4">| Mesa <text:s text:c="6"/>| Loop <text:s text:c="5"/>| <text:s/>30 | Acct |</text:p>
      <text:p text:style-name="P4">| Smith <text:s text:c="5"/>| Oak <text:s text:c="6"/>| <text:s/>27 | Devl |</text:p>
      <text:p text:style-name="P4">| John <text:s text:c="6"/>| Jorz <text:s text:c="5"/>| <text:s/>37 | QA <text:s text:c="2"/>|</text:p>
      <text:p text:style-name="P4">| Hary <text:s text:c="6"/>| Gaga <text:s text:c="5"/>| <text:s/>32 | QA <text:s text:c="2"/>|</text:p>
      <text:p text:style-name="P4">+------------+-----------+-----+------+</text:p>
      <text:p text:style-name="P36">Query : </text:p>
      <text:p text:style-name="P41">START TRANSACTION;</text:p>
      <text:p text:style-name="P42">SELECT * FROM employee;</text:p>
      <text:p text:style-name="P42">UPDATE employee SET age = age + 1;</text:p>
      <text:p text:style-name="P42">SAVEPOINT samplesavepoint;</text:p>
      <text:p text:style-name="P42">INSERT INTO `employee`(`first_name`, `last_name`, `age`, `dept`) VALUES ('alkesh','rohit','21','Web');</text:p>
      <text:p text:style-name="P42"><text:soft-page-break/>ROLLBACK TO SAVEPOINT samplesavepoint;</text:p>
      <text:p text:style-name="P42">COMMIT;</text:p>
      <text:h text:style-name="P1" text:outline-level="5">18. Display details of first 5 highly paid employees using MySQL.</text:h>
      <text:p text:style-name="P4">+----+----------+--------+</text:p>
      <text:p text:style-name="P4">| id | emp_name | salary |</text:p>
      <text:p text:style-name="P4">+----+----------+--------+</text:p>
      <text:p text:style-name="P4">| <text:s/>1 | Smith <text:s text:c="3"/>| <text:s/>30000 |</text:p>
      <text:p text:style-name="P4">| <text:s/>2 | Joney <text:s text:c="3"/>| <text:s/>20000 |</text:p>
      <text:p text:style-name="P4">| <text:s/>3 | Mariya <text:s text:c="2"/>| <text:s/>40000 |</text:p>
      <text:p text:style-name="P4">| <text:s/>4 | Zoya <text:s text:c="4"/>| <text:s/>35000 |</text:p>
      <text:p text:style-name="P4">| <text:s/>5 | Smith <text:s text:c="3"/>| <text:s/>25000 |</text:p>
      <text:p text:style-name="P4">| <text:s/>6 | Rosy <text:s text:c="4"/>| <text:s/>75000 |</text:p>
      <text:p text:style-name="P4">+----+----------+--------+</text:p>
      <text:p text:style-name="P4"/>
      <text:p text:style-name="P19"><text:span text:style-name="T3">Query : </text:span><text:span text:style-name="T17">SELECT</text:span><text:span text:style-name="T23"> </text:span><text:span text:style-name="T25">*</text:span><text:span text:style-name="T23"> </text:span><text:span text:style-name="T17">FROM</text:span><text:span text:style-name="T23"> `empsalary` </text:span><text:span text:style-name="T17">ORDER BY</text:span><text:span text:style-name="T23"> salary </text:span><text:span text:style-name="T17">DESC</text:span><text:span text:style-name="T23"> </text:span><text:span text:style-name="T17">LIMIT</text:span><text:span text:style-name="T23"> </text:span><text:span text:style-name="T35">5;</text:span><text:span text:style-name="T2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ospace"/>
    <style:font-face style:name="Droid Sans Mono" svg:font-family="'Droid Sans Mono', monospace, monospace"/>
    <style:font-face style:name="Epilogue" svg:font-family="Epilogue, sans-serif"/>
    <style:font-face style:name="Lohit Devanagari1" svg:font-family="'Lohit Devanagari'"/>
    <style:font-face style:name="Verdana" svg:font-family="Verdana"/>
    <style:font-face style:name="inter-regular" svg:font-family="inter-regular, system-ui, apple-system, BlinkMacSystemFont, 'Segoe UI', Roboto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2:32:52.403348620</meta:creation-date>
    <dc:date>2023-03-09T15:39:58.233760390</dc:date>
    <meta:editing-duration>PT18M5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1" meta:paragraph-count="231" meta:word-count="1921" meta:character-count="10846" meta:non-whitespace-character-count="7937"/>
  </office:meta>
</office:document-meta>
</file>